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bcc" fo:border="0.06pt solid #000000"/>
    </style:style>
    <style:style style:name="ce10" style:family="table-cell" style:parent-style-name="Default" style:data-style-name="N100"/>
    <style:style style:name="ce1" style:family="table-cell" style:parent-style-name="Default" style:data-style-name="N100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style-name="ce10"/>
          <table:covered-table-cell table:number-columns-repeated="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EHADIRAN</text:p>
          </table:table-cell>
          <table:table-cell table:style-name="ce15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UGAS</text:p>
          </table:table-cell>
          <table:table-cell table:style-name="ce15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KUIS</text:p>
          </table:table-cell>
          <table:table-cell table:style-name="ce15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>
            <text:p>UT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UA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6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IM</text:p>
          </table:table-cell>
          <table:table-cell table:style-name="ce2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KEHADIRAN</text:p>
          </table:table-cell>
          <table:table-cell table:style-name="ce25" office:value-type="string" calcext:value-type="string" table:number-columns-spanned="4" table:number-rows-spanned="1">
            <text:p>TUGAS</text:p>
          </table:table-cell>
          <table:covered-table-cell table:style-name="ce25"/>
          <table:covered-table-cell table:number-columns-repeated="2" table:style-name="ce7"/>
          <table:table-cell table:style-name="ce25" office:value-type="string" calcext:value-type="string" table:number-columns-spanned="2" table:number-rows-spanned="1">
            <text:p>KUIS</text:p>
          </table:table-cell>
          <table:covered-table-cell table:style-name="ce7"/>
          <table:table-cell table:style-name="ce25" office:value-type="string" calcext:value-type="string" table:number-columns-spanned="1" table:number-rows-spanned="2">
            <text:p>UTS</text:p>
          </table:table-cell>
          <table:table-cell table:style-name="ce25" office:value-type="string" calcext:value-type="string" table:number-columns-spanned="1" table:number-rows-spanned="2">
            <text:p>UAS</text:p>
          </table:table-cell>
          <table:table-cell table:style-name="ce2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8"/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1</text:p>
          </table:table-cell>
          <table:table-cell table:style-name="ce3" office:value-type="string" calcext:value-type="string">
            <text:p>Abdul Rahman</text:p>
          </table:table-cell>
          <table:table-cell table:style-name="ce3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2</text:p>
          </table:table-cell>
          <table:table-cell table:style-name="ce3" office:value-type="string" calcext:value-type="string">
            <text:p>Achmad Faizal Abdillah</text:p>
          </table:table-cell>
          <table:table-cell table:style-name="ce3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3</text:p>
          </table:table-cell>
          <table:table-cell table:style-name="ce3" office:value-type="string" calcext:value-type="string">
            <text:p>Adji Fadhlurrohman Habib</text:p>
          </table:table-cell>
          <table:table-cell table:style-name="ce3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4</text:p>
          </table:table-cell>
          <table:table-cell table:style-name="ce3" office:value-type="string" calcext:value-type="string">
            <text:p>Ahmad Rizal Syahbirin</text:p>
          </table:table-cell>
          <table:table-cell table:style-name="ce3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5</text:p>
          </table:table-cell>
          <table:table-cell table:style-name="ce3" office:value-type="string" calcext:value-type="string">
            <text:p>Ahmad Rizaldy Hr</text:p>
          </table:table-cell>
          <table:table-cell table:style-name="ce3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6</text:p>
          </table:table-cell>
          <table:table-cell table:style-name="ce3" office:value-type="string" calcext:value-type="string">
            <text:p>Akbar Mubarok</text:p>
          </table:table-cell>
          <table:table-cell table:style-name="ce3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7</text:p>
          </table:table-cell>
          <table:table-cell table:style-name="ce3" office:value-type="string" calcext:value-type="string">
            <text:p>Akhmad Maliki</text:p>
          </table:table-cell>
          <table:table-cell table:style-name="ce3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8</text:p>
          </table:table-cell>
          <table:table-cell table:style-name="ce3" office:value-type="string" calcext:value-type="string">
            <text:p>Albar Zuda Al-Zubier</text:p>
          </table:table-cell>
          <table:table-cell table:style-name="ce3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9</text:p>
          </table:table-cell>
          <table:table-cell table:style-name="ce3" office:value-type="string" calcext:value-type="string">
            <text:p>Alvin Dwi Saputra</text:p>
          </table:table-cell>
          <table:table-cell table:style-name="ce3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0</text:p>
          </table:table-cell>
          <table:table-cell table:style-name="ce3" office:value-type="string" calcext:value-type="string">
            <text:p>Amalia Rahmi</text:p>
          </table:table-cell>
          <table:table-cell table:style-name="ce3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1</text:p>
          </table:table-cell>
          <table:table-cell table:style-name="ce3" office:value-type="string" calcext:value-type="string">
            <text:p>Andhika Rufty Pratiwi</text:p>
          </table:table-cell>
          <table:table-cell table:style-name="ce3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2</text:p>
          </table:table-cell>
          <table:table-cell table:style-name="ce3" office:value-type="string" calcext:value-type="string">
            <text:p>Andi Ilham</text:p>
          </table:table-cell>
          <table:table-cell table:style-name="ce3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3</text:p>
          </table:table-cell>
          <table:table-cell table:style-name="ce3" office:value-type="string" calcext:value-type="string">
            <text:p>Angga Aulia Rahman</text:p>
          </table:table-cell>
          <table:table-cell table:style-name="ce3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4</text:p>
          </table:table-cell>
          <table:table-cell table:style-name="ce3" office:value-type="string" calcext:value-type="string">
            <text:p>Anzan Aulia Yahya</text:p>
          </table:table-cell>
          <table:table-cell table:style-name="ce3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5</text:p>
          </table:table-cell>
          <table:table-cell table:style-name="ce3" office:value-type="string" calcext:value-type="string">
            <text:p>Arief Fadhilah Rahman</text:p>
          </table:table-cell>
          <table:table-cell table:style-name="ce3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6</text:p>
          </table:table-cell>
          <table:table-cell table:style-name="ce3" office:value-type="string" calcext:value-type="string">
            <text:p>Arjun Priambodo</text:p>
          </table:table-cell>
          <table:table-cell table:style-name="ce3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7</text:p>
          </table:table-cell>
          <table:table-cell table:style-name="ce3" office:value-type="string" calcext:value-type="string">
            <text:p>Arkanadi Kahfi</text:p>
          </table:table-cell>
          <table:table-cell table:style-name="ce3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8</text:p>
          </table:table-cell>
          <table:table-cell table:style-name="ce3" office:value-type="string" calcext:value-type="string">
            <text:p>Arya Fatur Rahman</text:p>
          </table:table-cell>
          <table:table-cell table:style-name="ce3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9</text:p>
          </table:table-cell>
          <table:table-cell table:style-name="ce3" office:value-type="string" calcext:value-type="string">
            <text:p>Arya Golong Sutejo</text:p>
          </table:table-cell>
          <table:table-cell table:style-name="ce3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0</text:p>
          </table:table-cell>
          <table:table-cell table:style-name="ce3" office:value-type="string" calcext:value-type="string">
            <text:p>Arya Kurnia Pambudi</text:p>
          </table:table-cell>
          <table:table-cell table:style-name="ce3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1</text:p>
          </table:table-cell>
          <table:table-cell table:style-name="ce3" office:value-type="string" calcext:value-type="string">
            <text:p>Azman</text:p>
          </table:table-cell>
          <table:table-cell table:style-name="ce3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2</text:p>
          </table:table-cell>
          <table:table-cell table:style-name="ce3" office:value-type="string" calcext:value-type="string">
            <text:p>Choiriansyah Ashari</text:p>
          </table:table-cell>
          <table:table-cell table:style-name="ce3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3</text:p>
          </table:table-cell>
          <table:table-cell table:style-name="ce3" office:value-type="string" calcext:value-type="string">
            <text:p>Dandy Saputra</text:p>
          </table:table-cell>
          <table:table-cell table:style-name="ce3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4</text:p>
          </table:table-cell>
          <table:table-cell table:style-name="ce3" office:value-type="string" calcext:value-type="string">
            <text:p>Daniel Manik</text:p>
          </table:table-cell>
          <table:table-cell table:style-name="ce3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5</text:p>
          </table:table-cell>
          <table:table-cell table:style-name="ce3" office:value-type="string" calcext:value-type="string">
            <text:p>Della Rahmayanti</text:p>
          </table:table-cell>
          <table:table-cell table:style-name="ce3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6</text:p>
          </table:table-cell>
          <table:table-cell table:style-name="ce3" office:value-type="string" calcext:value-type="string">
            <text:p>Dikanuari Erdi Astama</text:p>
          </table:table-cell>
          <table:table-cell table:style-name="ce3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7</text:p>
          </table:table-cell>
          <table:table-cell table:style-name="ce3" office:value-type="string" calcext:value-type="string">
            <text:p>Dimas Aditya Candra Nugraha</text:p>
          </table:table-cell>
          <table:table-cell table:style-name="ce3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8</text:p>
          </table:table-cell>
          <table:table-cell table:style-name="ce3" office:value-type="string" calcext:value-type="string">
            <text:p>Dimas Bayu Putra Pangestu</text:p>
          </table:table-cell>
          <table:table-cell table:style-name="ce3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9</text:p>
          </table:table-cell>
          <table:table-cell table:style-name="ce3" office:value-type="string" calcext:value-type="string">
            <text:p>Dionysius Galih Santiko</text:p>
          </table:table-cell>
          <table:table-cell table:style-name="ce3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0</text:p>
          </table:table-cell>
          <table:table-cell table:style-name="ce3" office:value-type="string" calcext:value-type="string">
            <text:p>Duwi Febriawan</text:p>
          </table:table-cell>
          <table:table-cell table:style-name="ce3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1</text:p>
          </table:table-cell>
          <table:table-cell table:style-name="ce3" office:value-type="string" calcext:value-type="string">
            <text:p>Duwi Muhamad Amin Sulaiman</text:p>
          </table:table-cell>
          <table:table-cell table:style-name="ce3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2</text:p>
          </table:table-cell>
          <table:table-cell table:style-name="ce3" office:value-type="string" calcext:value-type="string">
            <text:p>Dwi Febriyawati</text:p>
          </table:table-cell>
          <table:table-cell table:style-name="ce3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3</text:p>
          </table:table-cell>
          <table:table-cell table:style-name="ce3" office:value-type="string" calcext:value-type="string">
            <text:p>Dzaki Allam Ziha</text:p>
          </table:table-cell>
          <table:table-cell table:style-name="ce3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4</text:p>
          </table:table-cell>
          <table:table-cell table:style-name="ce3" office:value-type="string" calcext:value-type="string">
            <text:p>Efraine Destio Sajiatmoko</text:p>
          </table:table-cell>
          <table:table-cell table:style-name="ce3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5</text:p>
          </table:table-cell>
          <table:table-cell table:style-name="ce3" office:value-type="string" calcext:value-type="string">
            <text:p>Erika Yulieta</text:p>
          </table:table-cell>
          <table:table-cell table:style-name="ce3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6</text:p>
          </table:table-cell>
          <table:table-cell table:style-name="ce12" office:value-type="string" calcext:value-type="string">
            <text:p>Erwin Renda Wardana</text:p>
          </table:table-cell>
          <table:table-cell table:style-name="ce12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7</text:p>
          </table:table-cell>
          <table:table-cell table:style-name="ce12" office:value-type="string" calcext:value-type="string">
            <text:p>Fadhilah Robi Pangestu</text:p>
          </table:table-cell>
          <table:table-cell table:style-name="ce12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5:02:10.645271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2-02T15:02:55.320108810</dc:date>
    <dc:creator>Mifta Nur Farid</dc:creator>
    <meta:editing-duration>PT1H45M27S</meta:editing-duration>
    <meta:editing-cycles>12</meta:editing-cycles>
    <meta:generator>LibreOffice/6.3.0.4$Linux_X86_64 LibreOffice_project/30$Build-4</meta:generator>
    <meta:document-statistic meta:table-count="2" meta:cell-count="475" meta:object-count="0"/>
  </office:meta>
</office:document-meta>
</file>